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820000041FB51DAC3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usiness2-title">
      <style:graphic-properties draw:stroke="none" draw:fill="none" draw:fill-color="#ffffcc" fo:min-height="3.177cm" draw:shadow="hidden" draw:shadow-color="#808080"/>
    </style:style>
    <style:style style:name="pr2" style:family="presentation" style:parent-style-name="business2-subtitle">
      <style:graphic-properties draw:stroke="none" draw:fill="none" draw:fill-color="#ffffcc" fo:min-height="4.871cm" draw:shadow="hidden" draw:shadow-color="#808080"/>
    </style:style>
    <style:style style:name="pr3" style:family="presentation" style:parent-style-name="business2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cc" fo:min-height="3.177cm" draw:shadow="hidden" draw:shadow-color="#808080"/>
    </style:style>
    <style:style style:name="pr5" style:family="presentation" style:parent-style-name="Default-outline1">
      <style:graphic-properties draw:stroke="none" draw:fill="none" draw:fill-color="#ffffcc" fo:min-height="10.797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</style:style>
  </office:automatic-styles>
  <office:body>
    <office:presentation>
      <draw:page draw:name="Slide 1" draw:style-name="dp1" draw:master-page-name="business2" presentation:presentation-page-layout-name="AL1T0">
        <office:forms form:automatic-focus="false" form:apply-design-mode="false"/>
        <draw:frame presentation:style-name="pr1" draw:text-style-name="P1" draw:layer="layout" svg:width="21.59cm" svg:height="3.177cm" svg:x="1.905cm" svg:y="5.839cm" presentation:class="title" presentation:placeholder="true" presentation:user-transformed="true">
          <draw:text-box/>
        </draw:frame>
        <draw:frame presentation:style-name="pr2" draw:text-style-name="P1" draw:layer="layout" svg:width="17.78cm" svg:height="4.871cm" svg:x="4.233cm" svg:y="11.97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draw:frame presentation:style-name="pr4" draw:text-style-name="P1" draw:layer="layout" svg:width="21.59cm" svg:height="3.177cm" svg:x="1.905cm" svg:y="0.971cm" presentation:class="title" presentation:placeholder="true" presentation:user-transformed="true">
          <draw:text-box/>
        </draw:frame>
        <draw:frame presentation:style-name="pr5" draw:text-style-name="P2" draw:layer="layout" svg:width="21.59cm" svg:height="10.797cm" svg:x="1.905cm" svg:y="5.5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ffff9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9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9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9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9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9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9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9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9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rebuchet MS'" style:font-family-generic="swiss" style:font-pitch="variable" fo:color="#ffff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position="0% 100%" fo:font-family="'Trebuchet MS'" style:font-family-generic="swiss" style:font-pitch="variable" fo:font-size="30pt" fo:font-style="normal" fo:text-shadow="none" style:text-underline-style="none" fo:font-weight="bold" style:font-family-asian="'Lucida Sans Unicode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rebuchet MS'" style:font-family-generic="swiss" style:font-pitch="variable" fo:color="#ffffcc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ffffcc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ffffcc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99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position="0% 100%" fo:font-family="'Trebuchet MS'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rebuchet MS'" style:font-family-generic="swiss" style:font-pitch="variable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99" fo:font-size="100%"/>
          </text:list-level-style-bullet>
        </text:list-style>
      </style:graphic-properties>
      <style:paragraph-properties fo:margin-left="0.952cm" fo:margin-right="0cm" fo:margin-top="0.2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position="0% 100%" fo:font-family="'Trebuchet MS'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position="0% 100%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title" style:family="presentation">
      <style:graphic-properties draw:stroke="none" draw:fill="none" draw:textarea-vertical-align="middle">
        <text:list-style style:name="business2-title">
          <text:list-level-style-bullet text:level="1" text:bullet-char="•">
            <style:text-properties fo:font-family="'Trebuchet MS'" style:font-family-generic="swiss" style:font-pitch="variable" fo:color="#ffff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position="0% 100%" fo:font-family="'Trebuchet MS'" style:font-family-generic="swiss" style:font-pitch="variable" fo:font-size="30pt" fo:font-style="normal" fo:text-shadow="none" style:text-underline-style="none" fo:font-weight="bold" style:letter-kerning="true" style:font-family-asian="'Lucida Sans Unicode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text-properties fo:font-family="'Trebuchet MS'" style:font-family-generic="swiss" style:font-pitch="variable" fo:color="#ffffcc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ffffcc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ffffcc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99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99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position="0% 100%" fo:font-family="'Trebuchet MS'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rebuchet MS'" style:font-family-generic="swiss" style:font-pitch="variable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99" fo:font-size="100%"/>
          </text:list-level-style-bullet>
        </text:list-style>
      </style:graphic-properties>
      <style:paragraph-properties fo:margin-left="0.952cm" fo:margin-right="0cm" fo:margin-top="0.2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position="0% 100%" fo:font-family="'Trebuchet MS'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position="0% 100%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business2-backgroundobjects" style:list-style-name="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business2-backgroundobjects" style:list-style-name="L2">
      <style:graphic-properties draw:stroke="none" draw:fill="none" draw:fill-color="#ffff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ffff99" fo:font-family="'Trebuchet MS'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9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9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9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9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9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9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9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9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99" fo:font-size="100%"/>
      </text:list-level-style-bullet>
    </text:list-style>
    <text:list-style style:name="L2">
      <text:list-level-style-bullet text:level="1" text:bullet-char="•">
        <style:text-properties fo:font-family="'Trebuchet MS'" style:font-family-generic="swiss" style:font-pitch="variable" fo:color="#ffff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cm" svg:x="0cm" svg:y="0cm">
        <draw:image xlink:href="Pictures/10000000000005820000041FB51DAC3D.jp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0.796cm" svg:x="1.905cm" svg:y="5.502cm" presentation:class="outline" presentation:placeholder="true">
        <draw:text-box/>
      </draw:frame>
      <draw:frame presentation:style-name="pr1" draw:text-style-name="P5" draw:layer="backgroundobjects" svg:width="5.292cm" svg:height="1.271cm" svg:x="1.905cm" svg:y="17.145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8.678cm" svg:y="17.145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2cm" svg:height="1.271cm" svg:x="18.203cm" svg:y="17.145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dp1">
      <draw:frame draw:style-name="gr3" draw:text-style-name="P3" draw:layer="backgroundobjects" svg:width="25.4cm" svg:height="19.05cm" svg:x="0cm" svg:y="0cm">
        <draw:image xlink:href="Pictures/10000000000005820000041FB51DAC3D.jpg" xlink:type="simple" xlink:show="embed" xlink:actuate="onLoad">
          <text:p/>
        </draw:image>
      </draw:frame>
      <draw:frame presentation:style-name="business2-title" draw:layer="backgroundobjects" svg:width="21.59cm" svg:height="3.176cm" svg:x="1.905cm" svg:y="5.714cm" presentation:class="title" presentation:placeholder="true">
        <draw:text-box/>
      </draw:frame>
      <draw:frame presentation:style-name="pr4" draw:text-style-name="P5" draw:layer="backgroundobjects" svg:width="4.445cm" svg:height="1.271cm" svg:x="19.049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5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business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usiness2-title" draw:layer="backgroundobjects" svg:width="0cm" svg:height="0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Slide 1</dc:title>
    <meta:initial-creator> </meta:initial-creator>
    <meta:creation-date>2005-01-17T11:29:55</meta:creation-date>
    <dc:creator> </dc:creator>
    <dc:date>2005-01-17T12:27:12</dc:date>
    <meta:print-date>2007-07-05T16:01:15</meta:print-date>
    <dc:language>en-US</dc:language>
    <meta:editing-cycles>2</meta:editing-cycles>
    <meta:editing-duration>PT18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